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04da5" officeooo:paragraph-rsid="00104da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04da5" officeooo:paragraph-rsid="00104da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04da5" officeooo:paragraph-rsid="00104da5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normal" officeooo:rsid="00104da5" officeooo:paragraph-rsid="00104da5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normal" officeooo:rsid="00104da5" officeooo:paragraph-rsid="0014d089" style:font-size-asian="12.25pt" style:font-weight-asian="normal" style:font-size-complex="14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fo:font-weight="normal" officeooo:rsid="00104da5" officeooo:paragraph-rsid="00104da5" style:font-size-asian="12.25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fo:font-weight="normal" officeooo:rsid="00119958" officeooo:paragraph-rsid="00119958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font-weight="normal" officeooo:rsid="001347c3" officeooo:paragraph-rsid="00119958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font-weight="normal" officeooo:rsid="001347c3" officeooo:paragraph-rsid="001347c3" style:font-size-asian="12.25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font-weight="bold" officeooo:rsid="00104da5" officeooo:paragraph-rsid="00104da5" style:font-size-asian="12.25pt" style:font-weight-asian="bold" style:font-size-complex="14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fo:font-weight="bold" officeooo:rsid="00119958" officeooo:paragraph-rsid="00119958" style:font-size-asian="12.25pt" style:font-weight-asian="bold" style:font-size-complex="14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fo:font-weight="bold" officeooo:rsid="001347c3" officeooo:paragraph-rsid="001347c3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47c3" style:font-weight-asian="normal" style:font-weight-complex="normal"/>
    </style:style>
    <style:style style:name="T3" style:family="text">
      <style:text-properties officeooo:rsid="0014d089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I</text:p>
      <text:p text:style-name="P1"/>
      <text:p text:style-name="P2">REQUISITI FUNZIONALI</text:p>
      <text:p text:style-name="P2"/>
      <text:p text:style-name="P3">Dividiamo i requisiti in due categorie principali: utente, azienda.</text:p>
      <text:list xml:id="list2575846236" text:style-name="L1">
        <text:list-item>
          <text:p text:style-name="P4">Utente:</text:p>
          <text:p text:style-name="P4">- Registrazione e login sono obbligatori per effettuare acquisti;</text:p>
          <text:p text:style-name="P4">- Visualizzazione del carrello (con prodotti contenuti);</text:p>
          <text:p text:style-name="P4">- Visualizzazione degli ordini con stato di consegna;</text:p>
          <text:p text:style-name="P4">- Possibilità di commentare prodotti con stato dell’ordine “consegnato”;</text:p>
          <text:p text:style-name="P4">- Sistema di ricerca dei prodotti nel sito;</text:p>
          <text:p text:style-name="P5">- <text:s/>Possibilità <text:s/>di <text:s/>i<text:span text:style-name="T3">nse</text:span>rir<text:span text:style-name="T3">e </text:span>i <text:s/>prodotti <text:span text:style-name="T3">nel ca</text:span>rr<text:span text:style-name="T3">ello;</text:span></text:p>
          <text:p text:style-name="P4">- Possibilità di modificare i dati personali (Es. indirizzo);</text:p>
          <text:p text:style-name="P4">- Possibilità per l’utente “ospite” (non registrato e/o non loggato) di visitare il sito senza effettuare acquisti.</text:p>
        </text:list-item>
        <text:list-item>
          <text:p text:style-name="P4">Azienda:</text:p>
          <text:p text:style-name="P4">- Registrazione e login obbligatori per inserire prodotti;</text:p>
          <text:p text:style-name="P4">- Area privata con pannello per l’inserimento prodotti e controllo degli ordini;</text:p>
          <text:p text:style-name="P4">- Gestione degli ordini ricevuti.</text:p>
        </text:list-item>
      </text:list>
      <text:p text:style-name="P3"/>
      <text:p text:style-name="P2">REQUISITI NON FUNZIONALI</text:p>
      <text:list xml:id="list2753371021" text:style-name="L2">
        <text:list-item>
          <text:p text:style-name="P10">USABILITÀ:</text:p>
          <text:p text:style-name="P6">Data la possibilità di utenti non esperti che potrebbero accedere al sistema si cercherà di rendere lo stesso il più conforme possibile ad altri siti web di e-commerce in modo da renderlo familiare anche agli utenti con meno dimestichezza.</text:p>
        </text:list-item>
        <text:list-item>
          <text:p text:style-name="P10">AFFIDABILITÀ:</text:p>
          <text:p text:style-name="P7">Il sistema dovrà essere sicuro nei confronti dei dati sensibili di utenti e aziende iscritte e dal punto di vista della gestione delle transazioni.</text:p>
        </text:list-item>
        <text:list-item>
          <text:p text:style-name="P11">PERFORMANCE:</text:p>
          <text:p text:style-name="P7">La piattaforma dovrà essere responsive per poter essere facilmente visualizzabile da vari dispositivi elettronici (computer, tablet e smartphone). Dovrà essere scalabile poiché sarà totalmente on-line e pertanto il numero di accessi al sito in contemporanea e potenzialmente altissimo. </text:p>
          <text:p text:style-name="P7">Dovrà avere tempi di risposta accettabili quali circa:</text:p>
          <text:p text:style-name="P11"><text:span text:style-name="T1">- 10 secondi per </text:span><text:span text:style-name="T2">caricamento di un nuovo prodotto, ricerca di un set di prodotti, visualizzazione del carrello, effettuazione di un ordine.</text:span></text:p>
          <text:p text:style-name="P8">- 5 secondi per postare un commento ad un prodotto, visualizzare la scheda di un singolo prodotto e i relativi commenti, effettuare la registrazione e/o il login.</text:p>
        </text:list-item>
        <text:list-item>
          <text:p text:style-name="P12">SOPPORTABILITÀ:</text:p>
          <text:p text:style-name="P9">Il sistema dovrà poter migrare su host differenti da quello scelto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1:45:37.257000000</meta:creation-date>
    <dc:date>2019-10-16T15:23:19.671000000</dc:date>
    <meta:editing-duration>PT8M31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8" meta:word-count="314" meta:character-count="1994" meta:non-whitespace-character-count="1726"/>
  </office:meta>
</office:document-meta>
</file>